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bold" officeooo:paragraph-rsid="0082e708" style:font-weight-asian="bold" style:font-weight-complex="bold"/>
    </style:style>
    <style:style style:name="P9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2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5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6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7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9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20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4" style:family="paragraph" style:parent-style-name="Standard">
      <style:paragraph-properties fo:margin-left="2.501cm" fo:margin-right="0cm" fo:text-indent="0cm" style:auto-text-indent="false"/>
      <style:text-properties fo:font-style="normal" officeooo:paragraph-rsid="009f3f82" style:font-style-asian="normal" style:font-style-complex="normal"/>
    </style:style>
    <style:style style:name="P25" style:family="paragraph" style:parent-style-name="Standard">
      <style:paragraph-properties fo:margin-left="2.501cm" fo:margin-right="0cm" fo:text-indent="0cm" style:auto-text-indent="false"/>
      <style:text-properties fo:font-style="normal" officeooo:paragraph-rsid="00a11d62" style:font-style-asian="normal" style:font-style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97da9c" officeooo:paragraph-rsid="00496903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97da9c" officeooo:paragraph-rsid="0049690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a4880f" officeooo:paragraph-rsid="00a4880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a608e5" officeooo:paragraph-rsid="00a608e5" style:font-style-asian="normal" style:font-weight-asian="normal" style:font-style-complex="normal" style:font-weight-complex="normal"/>
    </style:style>
    <style:style style:name="T1" style:family="text">
      <style:text-properties officeooo:rsid="000855a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0c31" style:font-weight-asian="normal" style:font-weight-complex="normal"/>
    </style:style>
    <style:style style:name="T4" style:family="text">
      <style:text-properties fo:font-weight="normal" officeooo:rsid="004212d4" style:font-weight-asian="normal" style:font-weight-complex="normal"/>
    </style:style>
    <style:style style:name="T5" style:family="text">
      <style:text-properties fo:font-weight="normal" officeooo:rsid="004a25ea" style:font-weight-asian="normal" style:font-weight-complex="normal"/>
    </style:style>
    <style:style style:name="T6" style:family="text">
      <style:text-properties fo:font-weight="normal" officeooo:rsid="004aa5e0" style:font-weight-asian="normal" style:font-weight-complex="normal"/>
    </style:style>
    <style:style style:name="T7" style:family="text">
      <style:text-properties fo:font-weight="normal" officeooo:rsid="004f60b2" style:font-weight-asian="normal" style:font-weight-complex="normal"/>
    </style:style>
    <style:style style:name="T8" style:family="text">
      <style:text-properties fo:font-weight="normal" officeooo:rsid="004f859b" style:font-weight-asian="normal" style:font-weight-complex="normal"/>
    </style:style>
    <style:style style:name="T9" style:family="text">
      <style:text-properties fo:font-weight="normal" officeooo:rsid="0055ddb2" style:font-weight-asian="normal" style:font-weight-complex="normal"/>
    </style:style>
    <style:style style:name="T10" style:family="text">
      <style:text-properties fo:font-weight="normal" officeooo:rsid="0082e708" style:font-weight-asian="normal" style:font-weight-complex="normal"/>
    </style:style>
    <style:style style:name="T11" style:family="text">
      <style:text-properties fo:font-weight="normal" officeooo:rsid="0096aa19" style:font-weight-asian="normal" style:font-weight-complex="normal"/>
    </style:style>
    <style:style style:name="T12" style:family="text">
      <style:text-properties fo:font-weight="normal" officeooo:rsid="009714bd" style:font-weight-asian="normal" style:font-weight-complex="normal"/>
    </style:style>
    <style:style style:name="T13" style:family="text">
      <style:text-properties fo:font-weight="normal" officeooo:rsid="0097da9c" style:font-weight-asian="normal" style:font-weight-complex="normal"/>
    </style:style>
    <style:style style:name="T14" style:family="text">
      <style:text-properties fo:font-weight="normal" officeooo:rsid="009b6a23" style:font-weight-asian="normal" style:font-weight-complex="normal"/>
    </style:style>
    <style:style style:name="T15" style:family="text">
      <style:text-properties fo:font-weight="normal" officeooo:rsid="009dde3e" style:font-weight-asian="normal" style:font-weight-complex="normal"/>
    </style:style>
    <style:style style:name="T16" style:family="text">
      <style:text-properties fo:font-weight="normal" officeooo:rsid="00a3a4a1" style:font-weight-asian="normal" style:font-weight-complex="normal"/>
    </style:style>
    <style:style style:name="T17" style:family="text">
      <style:text-properties officeooo:rsid="0011e3b2"/>
    </style:style>
    <style:style style:name="T18" style:family="text">
      <style:text-properties officeooo:rsid="0017a4ec"/>
    </style:style>
    <style:style style:name="T19" style:family="text">
      <style:text-properties officeooo:rsid="001c0c31"/>
    </style:style>
    <style:style style:name="T20" style:family="text">
      <style:text-properties officeooo:rsid="0021e577"/>
    </style:style>
    <style:style style:name="T21" style:family="text">
      <style:text-properties officeooo:rsid="0025d58d"/>
    </style:style>
    <style:style style:name="T22" style:family="text">
      <style:text-properties officeooo:rsid="001a19d0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cdc43" style:font-style-asian="normal" style:font-style-complex="normal"/>
    </style:style>
    <style:style style:name="T26" style:family="text">
      <style:text-properties fo:font-style="normal" officeooo:rsid="0039575f" style:font-style-asian="normal" style:font-style-complex="normal"/>
    </style:style>
    <style:style style:name="T27" style:family="text">
      <style:text-properties fo:font-style="normal" officeooo:rsid="0051b292" style:font-style-asian="normal" style:font-style-complex="normal"/>
    </style:style>
    <style:style style:name="T28" style:family="text">
      <style:text-properties fo:font-style="normal" officeooo:rsid="00539e70" style:font-style-asian="normal" style:font-style-complex="normal"/>
    </style:style>
    <style:style style:name="T29" style:family="text">
      <style:text-properties fo:font-style="normal" officeooo:rsid="007208b0" style:font-style-asian="normal" style:font-style-complex="normal"/>
    </style:style>
    <style:style style:name="T30" style:family="text">
      <style:text-properties fo:font-style="normal" officeooo:rsid="00900f9e" style:font-style-asian="normal" style:font-style-complex="normal"/>
    </style:style>
    <style:style style:name="T31" style:family="text">
      <style:text-properties fo:font-style="normal" officeooo:rsid="0096aa19" style:font-style-asian="normal" style:font-style-complex="normal"/>
    </style:style>
    <style:style style:name="T32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96aa19" style:font-style-asian="normal" style:font-weight-asian="normal" style:font-style-complex="normal" style:font-weight-complex="normal"/>
    </style:style>
    <style:style style:name="T35" style:family="text">
      <style:text-properties fo:font-weight="bold" officeooo:rsid="00340fc6" style:font-weight-asian="bold" style:font-weight-complex="bold"/>
    </style:style>
    <style:style style:name="T36" style:family="text">
      <style:text-properties officeooo:rsid="0039575f"/>
    </style:style>
    <style:style style:name="T37" style:family="text">
      <style:text-properties officeooo:rsid="004068f2"/>
    </style:style>
    <style:style style:name="T38" style:family="text">
      <style:text-properties officeooo:rsid="004341bf"/>
    </style:style>
    <style:style style:name="T39" style:family="text">
      <style:text-properties officeooo:rsid="0066efee"/>
    </style:style>
    <style:style style:name="T40" style:family="text">
      <style:text-properties officeooo:rsid="0067f8ae"/>
    </style:style>
    <style:style style:name="T41" style:family="text">
      <style:text-properties officeooo:rsid="006a753d"/>
    </style:style>
    <style:style style:name="T42" style:family="text">
      <style:text-properties officeooo:rsid="0070871d"/>
    </style:style>
    <style:style style:name="T43" style:family="text">
      <style:text-properties officeooo:rsid="007487ed"/>
    </style:style>
    <style:style style:name="T44" style:family="text">
      <style:text-properties officeooo:rsid="007645e3"/>
    </style:style>
    <style:style style:name="T45" style:family="text">
      <style:text-properties officeooo:rsid="00771fbb"/>
    </style:style>
    <style:style style:name="T46" style:family="text">
      <style:text-properties officeooo:rsid="0079e2b3"/>
    </style:style>
    <style:style style:name="T47" style:family="text">
      <style:text-properties officeooo:rsid="007ed1bc"/>
    </style:style>
    <style:style style:name="T48" style:family="text">
      <style:text-properties officeooo:rsid="0080419d"/>
    </style:style>
    <style:style style:name="T49" style:family="text">
      <style:text-properties officeooo:rsid="008e7524"/>
    </style:style>
    <style:style style:name="T50" style:family="text">
      <style:text-properties officeooo:rsid="00900f9e"/>
    </style:style>
    <style:style style:name="T51" style:family="text">
      <style:text-properties officeooo:rsid="0094f625"/>
    </style:style>
    <style:style style:name="T52" style:family="text">
      <style:text-properties officeooo:rsid="009f3f82"/>
    </style:style>
    <style:style style:name="T53" style:family="text">
      <style:text-properties officeooo:rsid="00a11d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2">Display_driver.</text:span><text:span text:style-name="T3">c<text:tab/><text:tab/>No Serial<text:tab/><text:tab/>No Basic</text:span></text:p>
      <text:p text:style-name="P9"><text:tab/>Display_driver_header.<text:span text:style-name="T19">h<text:tab/>No Serial<text:tab/><text:tab/>No Basic</text:span></text:p>
      <text:p text:style-name="P9"><text:tab/>One_wire_header.<text:span text:style-name="T19">h<text:tab/><text:tab/>No Serial<text:tab/><text:tab/>No Basic</text:span></text:p>
      <text:p text:style-name="P9"><text:tab/>One_wire_transactions_1<text:tab/><text:span text:style-name="T19">No Serial<text:tab/><text:tab/>No Basic</text:span></text:p>
      <text:p text:style-name="P10"/>
      <text:p text:style-name="P2">PC_comms</text:p>
      <text:p text:style-name="P2"><text:tab/><text:span text:style-name="T2">Arduino_Rx_Tx.</text:span><text:span text:style-name="T3">c<text:tab/><text:tab/><text:tab/>Serial: Yes<text:tab/><text:tab/>Basic: No</text:span></text:p>
      <text:p text:style-name="P10"><text:tab/>Basic_Rx_Tx_and_Timer.<text:span text:style-name="T19">c<text:tab/><text:tab/>Serial: No<text:tab/><text:tab/>Basic: Yes</text:span></text:p>
      <text:p text:style-name="P10"><text:tab/>Basic_Rx_Tx_Extra.<text:span text:style-name="T19">c<text:tab/><text:tab/>Serial: No<text:tab/><text:tab/>Basic: Yes</text:span></text:p>
      <text:p text:style-name="P12"><text:tab/>KBD_to_display.<text:span text:style-name="T19">c<text:tab/><text:tab/><text:tab/>Serial: Yes<text:tab/><text:tab/>Basic: No</text:span></text:p>
      <text:p text:style-name="P12"/>
      <text:p text:style-name="P12">KBD_to_display</text:p>
      <text:p text:style-name="P12"/>
      <text:p text:style-name="P3">KBD_to_display.<text:span text:style-name="T19">c <text:tab/>used on<text:tab/><text:tab/>Proj zero to 8<text:tab/><text:tab/>NO</text:span></text:p>
      <text:p text:style-name="P4">Change name to <text:span text:style-name="T22">KBD_to_display_</text:span>legacy.c</text:p>
      <text:p text:style-name="P2"/>
      <text:p text:style-name="P10">IO_data_entry.<text:span text:style-name="T19">c<text:tab/><text:tab/><text:tab/><text:tab/>Serial: No<text:tab/><text:tab/>Basic: No</text:span></text:p>
      <text:p text:style-name="P10">Random_and_prime_nos.<text:span text:style-name="T19">c<text:tab/><text:tab/><text:tab/>Serial: No<text:tab/><text:tab/>Basic: No<text:tab/></text:span></text:p>
      <text:p text:style-name="P11">Stand_alone_clock_subroutines.<text:span text:style-name="T19">c<text:tab/><text:tab/>Serial: No<text:tab/><text:tab/>Basic: No</text:span></text:p>
      <text:p text:style-name="P11"/>
      <text:p text:style-name="P13">Projects zero to 3 all use Basic comms</text:p>
      <text:p text:style-name="P14">Projects <text:span text:style-name="T20">4, 5, 6, 7, </text:span><text:s/>all use Basic comms</text:p>
      <text:p text:style-name="P15">Project <text:span text:style-name="T21">8 uses Arduino comms</text:span></text:p>
      <text:p text:style-name="P2"/>
      <text:p text:style-name="P1">pcb_111000_projects_for_CP2102 <text:span text:style-name="T1">test results<text:tab/><text:tab/><text:tab/><text:tab/>In original PCB111000</text:span></text:p>
      <text:p text:style-name="P1"/>
      <text:p text:style-name="P1"><text:tab/>9_Real_numbers<text:tab/><text:tab/><text:tab/><text:tab/><text:span text:style-name="T48">Hex<text:tab/><text:tab/>Tested</text:span></text:p>
      <text:p text:style-name="P1"><text:span text:style-name="T2"><text:tab/><text:tab/>A_FPN_from_KBD<text:tab/><text:tab/><text:tab/></text:span><text:span text:style-name="T14">YES<text:tab/><text:tab/></text:span><text:span text:style-name="T15">YES</text:span><text:span text:style-name="T2"><text:tab/><text:tab/><text:tab/></text:span><text:span text:style-name="T16">OK</text:span><text:span text:style-name="T2"><text:tab/></text:span></text:p>
      <text:p text:style-name="P1"><text:span text:style-name="T2"><text:tab/><text:tab/>B_FPN_to_String<text:tab/><text:tab/><text:tab/></text:span><text:span text:style-name="T14">YES<text:tab/><text:tab/></text:span><text:span text:style-name="T15">YES</text:span><text:span text:style-name="T2"><text:tab/><text:tab/><text:tab/></text:span><text:span text:style-name="T16">OK</text:span><text:span text:style-name="T2"><text:tab/></text:span></text:p>
      <text:p text:style-name="P1"><text:span text:style-name="T2"><text:tab/><text:tab/>C_FPN_Rounding<text:tab/><text:tab/><text:tab/></text:span><text:span text:style-name="T14">YES<text:tab/><text:tab/></text:span><text:span text:style-name="T15">YES</text:span><text:span text:style-name="T2"><text:tab/><text:tab/><text:tab/></text:span><text:span text:style-name="T16">OK</text:span><text:span text:style-name="T2"><text:tab/></text:span></text:p>
      <text:p text:style-name="P8"><text:span text:style-name="T2"><text:tab/><text:tab/>D_FPN_Multiplication<text:tab/><text:tab/></text:span><text:span text:style-name="T14">YES<text:tab/><text:tab/></text:span><text:span text:style-name="T15">YES</text:span><text:span text:style-name="T2"><text:tab/><text:tab/><text:tab/></text:span><text:span text:style-name="T16">OK</text:span><text:span text:style-name="T2"><text:tab/></text:span></text:p>
      <text:p text:style-name="P8"><text:span text:style-name="T10"><text:tab/></text:span><text:span text:style-name="T2"><text:tab/><text:tab/></text:span></text:p>
      <text:p text:style-name="P1"><text:tab/></text:p>
      <text:p text:style-name="P1"/>
      <text:p text:style-name="Standard"/>
      <text:p text:style-name="Standard"><text:tab/><text:span text:style-name="T23">8_Input_from_switches</text:span></text:p>
      <text:p text:style-name="P21"><text:tab/><text:tab/><text:tab/><text:tab/><text:tab/><text:tab/><text:tab/><text:span text:style-name="T35">HEX<text:tab/><text:tab/>Tested</text:span></text:p>
      <text:p text:style-name="P23">1_String_from_IO<text:tab/><text:tab/><text:tab/><text:span text:style-name="T52">OK<text:tab/><text:tab/>OK<text:tab/><text:tab/>OK</text:span></text:p>
      <text:p text:style-name="P24">2_INT_from_IO<text:tab/><text:tab/><text:tab/><text:span text:style-name="T52">OK<text:tab/><text:tab/>OK<text:tab/><text:tab/>OK</text:span><text:tab/><text:tab/></text:p>
      <text:p text:style-name="P24">3_Square_roots<text:tab/><text:tab/><text:tab/><text:span text:style-name="T52">OK<text:tab/><text:tab/>OK<text:tab/><text:tab/>OK</text:span><text:tab/><text:tab/></text:p>
      <text:p text:style-name="P24">4_Fraction_to_decima<text:span text:style-name="T53">l</text:span><text:tab/><text:tab/><text:span text:style-name="T52">OK<text:tab/><text:tab/>OK<text:tab/><text:tab/>OK</text:span><text:tab/><text:tab/></text:p>
      <text:p text:style-name="P25">5_Calculator<text:tab/><text:tab/><text:tab/><text:tab/><text:span text:style-name="T52">OK<text:tab/><text:tab/>OK<text:tab/><text:tab/>OK</text:span><text:tab/><text:tab/><text:tab/></text:p>
      <text:p text:style-name="P22"/>
      <text:p text:style-name="P26"><text:tab/><text:span text:style-name="T24">7_Timers<text:tab/><text:tab/><text:tab/><text:tab/><text:tab/></text:span><text:span text:style-name="T25">HEX</text:span></text:p>
      <text:p text:style-name="P31"><text:tab/><text:tab/>1_String_only_clock<text:tab/><text:tab/><text:tab/><text:span text:style-name="T36">updated<text:tab/><text:tab/>OK<text:tab/><text:tab/>YES</text:span></text:p>
      <text:p text:style-name="P32"><text:tab/><text:tab/>2_calculator_based_clock<text:tab/><text:tab/><text:span text:style-name="T36">updated<text:tab/><text:tab/>OK<text:tab/><text:tab/>YES</text:span><text:tab/></text:p>
      <text:p text:style-name="P32"><text:soft-page-break/><text:tab/><text:tab/>3_min_OS_clock<text:tab/><text:tab/><text:tab/><text:span text:style-name="T36">updated</text:span><text:tab/><text:tab/><text:span text:style-name="T47">OK<text:tab/><text:tab/>YES</text:span></text:p>
      <text:p text:style-name="P32"><text:tab/><text:tab/>4_stand_alone_clock<text:tab/><text:tab/><text:tab/><text:span text:style-name="T36">updated</text:span><text:tab/><text:tab/><text:span text:style-name="T47">OK<text:tab/><text:tab/>YES</text:span></text:p>
      <text:p text:style-name="P32"><text:tab/><text:tab/>5_stopwatch<text:tab/><text:tab/><text:tab/><text:tab/><text:span text:style-name="T36">updated<text:tab/><text:tab/>OK<text:tab/><text:tab/>YES</text:span><text:tab/></text:p>
      <text:p text:style-name="P30"/>
      <text:p text:style-name="P27"><text:tab/><text:span text:style-name="T24">6_Prime_numbers</text:span></text:p>
      <text:p text:style-name="P33"><text:tab/><text:tab/>A_Prime_numbers<text:tab/><text:tab/><text:tab/><text:span text:style-name="T36">updated</text:span><text:tab/><text:span text:style-name="T46">OK<text:tab/><text:tab/>YES</text:span><text:tab/></text:p>
      <text:p text:style-name="P33"><text:tab/><text:tab/>B_Prime_factors<text:tab/><text:tab/><text:tab/><text:span text:style-name="T36">updated<text:tab/>OK<text:tab/><text:tab/>YES</text:span><text:tab/><text:tab/><text:tab/></text:p>
      <text:p text:style-name="P33"><text:tab/><text:tab/>C_Prime_Num_array<text:tab/><text:tab/><text:tab/><text:span text:style-name="T36">updated<text:tab/>OK<text:tab/><text:tab/>YES</text:span><text:tab/><text:tab/></text:p>
      <text:p text:style-name="P33"><text:tab/><text:tab/>D_Prime_Factors_fast<text:tab/><text:tab/><text:span text:style-name="T36">updated<text:tab/>OK<text:tab/><text:tab/>YES</text:span><text:tab/><text:tab/><text:tab/></text:p>
      <text:p text:style-name="P33"><text:tab/><text:tab/>E_Prime_numbers_extra<text:tab/><text:tab/><text:span text:style-name="T36">updated<text:tab/>OK<text:tab/><text:tab/>YES</text:span><text:tab/></text:p>
      <text:p text:style-name="P26"><text:span text:style-name="T2"><text:tab/></text:span><text:span text:style-name="T24">5_Interrupts_CP2102</text:span></text:p>
      <text:p text:style-name="P31"><text:tab/><text:tab/>1_Interrupt_basic</text:p>
      <text:p text:style-name="P34"><text:tab/><text:tab/><text:tab/><text:span text:style-name="T17">Ex_1<text:tab/><text:tab/><text:tab/><text:tab/>updated<text:tab/><text:tab/>OK<text:tab/><text:tab/>YES<text:tab/><text:tab/></text:span></text:p>
      <text:p text:style-name="P34"><text:tab/><text:tab/><text:tab/><text:span text:style-name="T17">Ex_2<text:tab/><text:tab/><text:tab/><text:tab/>updated<text:tab/><text:tab/>OK<text:tab/><text:tab/>YES<text:tab/><text:tab/></text:span></text:p>
      <text:p text:style-name="P34"><text:tab/><text:tab/><text:tab/><text:span text:style-name="T17">Ex_3<text:tab/><text:tab/><text:tab/><text:tab/>updated<text:tab/><text:tab/>OK<text:tab/><text:tab/>YES<text:tab/><text:tab/></text:span></text:p>
      <text:p text:style-name="P34"><text:tab/><text:tab/><text:tab/><text:span text:style-name="T17">Ex_4<text:tab/><text:tab/><text:tab/><text:tab/>updated<text:tab/><text:tab/>OK<text:tab/><text:tab/>YES<text:tab/><text:tab/></text:span></text:p>
      <text:p text:style-name="P34"><text:tab/><text:tab/><text:tab/><text:span text:style-name="T17">Ex_5<text:tab/><text:tab/><text:tab/><text:tab/>updated<text:tab/><text:tab/>OK<text:tab/><text:tab/>YES<text:tab/><text:tab/></text:span></text:p>
      <text:p text:style-name="P34"><text:tab/><text:tab/><text:tab/><text:span text:style-name="T17">Ex_6<text:tab/><text:tab/><text:tab/><text:tab/>updated<text:tab/><text:tab/>OK<text:tab/><text:tab/>YES<text:tab/><text:tab/></text:span></text:p>
      <text:p text:style-name="P34"><text:tab/><text:tab/>2_Pin_Change_Interrupt<text:tab/><text:tab/><text:span text:style-name="T36">updated</text:span><text:tab/><text:tab/><text:span text:style-name="T42">OK<text:tab/><text:tab/>YES</text:span><text:tab/><text:tab/></text:p>
      <text:p text:style-name="P34"><text:tab/><text:tab/>3_reaction_time_tester<text:tab/><text:tab/><text:span text:style-name="T36">updated</text:span><text:tab/><text:tab/><text:span text:style-name="T42">OK<text:tab/><text:tab/>YES</text:span><text:tab/><text:tab/></text:p>
      <text:p text:style-name="P34"><text:tab/><text:tab/>4_Rx_interrupts<text:tab/><text:tab/><text:tab/><text:span text:style-name="T36">updated<text:tab/><text:tab/>OK</text:span><text:tab/><text:tab/><text:span text:style-name="T50">YES</text:span><text:tab/><text:tab/></text:p>
      <text:p text:style-name="P34"><text:tab/><text:tab/>5_File_download_with_interrupt<text:tab/><text:span text:style-name="T36">updated<text:tab/><text:tab/>OK</text:span><text:tab/><text:tab/><text:span text:style-name="T50">YES</text:span><text:tab/></text:p>
      <text:p text:style-name="P29"><text:span text:style-name="T24"><text:tab/><text:tab/>6_Roots_with_interrupt<text:tab/><text:tab/></text:span><text:span text:style-name="T26">updated</text:span><text:tab/><text:tab/><text:span text:style-name="T29">OK<text:tab/><text:tab/></text:span><text:span text:style-name="T30">YES</text:span><text:span text:style-name="T29"><text:tab/><text:tab/></text:span></text:p>
      <text:p text:style-name="P28"/>
      <text:p text:style-name="P28"/>
      <text:p text:style-name="P39"><text:tab/>4_Display_Driver_Basic_CP2102</text:p>
      <text:p text:style-name="P31"><text:tab/><text:tab/>1_Segment_driver<text:tab/><text:tab/><text:tab/><text:span text:style-name="T37">No Change<text:tab/><text:tab/>OK</text:span><text:tab/><text:tab/><text:span text:style-name="T49">YES</text:span><text:tab/></text:p>
      <text:p text:style-name="P35"><text:tab/><text:tab/><text:span text:style-name="T18">2</text:span>_Segment_driver<text:tab/><text:tab/><text:tab/><text:span text:style-name="T37">No Change</text:span><text:tab/><text:tab/><text:span text:style-name="T39">OK</text:span><text:tab/><text:tab/><text:span text:style-name="T49">YES</text:span></text:p>
      <text:p text:style-name="P35"><text:tab/><text:tab/>3_Numerical_entry<text:tab/><text:tab/><text:tab/><text:span text:style-name="T37">No Change</text:span><text:tab/><text:tab/><text:span text:style-name="T39">OK</text:span><text:tab/><text:tab/><text:span text:style-name="T49">YES</text:span></text:p>
      <text:p text:style-name="P35"><text:tab/><text:tab/>4_Num_from_KBD<text:tab/><text:tab/><text:tab/><text:span text:style-name="T37">No Change</text:span><text:tab/><text:tab/><text:span text:style-name="T40">OK</text:span><text:tab/><text:tab/><text:span text:style-name="T49">YES</text:span></text:p>
      <text:p text:style-name="P35"><text:tab/><text:tab/>5_Moving_display<text:tab/><text:tab/><text:tab/><text:span text:style-name="T37">No Change</text:span><text:tab/><text:tab/><text:span text:style-name="T41">OK<text:tab/><text:tab/>YES</text:span></text:p>
      <text:p text:style-name="P35"><text:tab/><text:tab/>6_Random_num_display<text:tab/><text:tab/><text:span text:style-name="T37">No Change<text:tab/><text:tab/>OK</text:span><text:tab/><text:tab/><text:span text:style-name="T49">YES</text:span><text:tab/><text:tab/></text:p>
      <text:p text:style-name="P35"/>
      <text:p text:style-name="P35"/>
      <text:p text:style-name="P5">3_Receiver_Transmitter_Basic</text:p>
      <text:p text:style-name="P5"><text:tab/><text:span text:style-name="T2">1_askii_code<text:tab/><text:tab/></text:span><text:span text:style-name="T4">Example 1-10<text:tab/><text:tab/>No Change<text:tab/><text:tab/></text:span><text:span text:style-name="T9">OK<text:tab/><text:tab/></text:span><text:span text:style-name="T11">YES</text:span></text:p>
      <text:p text:style-name="P18"><text:tab/>2_Bin_to_String<text:tab/><text:span text:style-name="T38">Example 1-5<text:tab/><text:tab/>No Change<text:tab/><text:tab/>OK<text:tab/><text:tab/>YES</text:span></text:p>
      <text:p text:style-name="P18"><text:tab/>3_String_to_Bin<text:tab/><text:span text:style-name="T38">Example 1-3<text:tab/><text:tab/>No Change<text:tab/><text:tab/>OK</text:span><text:tab/><text:tab/><text:span text:style-name="T51">YES</text:span></text:p>
      <text:p text:style-name="P19"><text:tab/>4_Char_numbers<text:tab/><text:tab/><text:tab/><text:tab/> <text:span text:style-name="T38">No Change<text:tab/><text:tab/>OK<text:tab/><text:tab/>YES</text:span></text:p>
      <text:p text:style-name="P19"><text:tab/>5_Hex_numbers<text:tab/><text:tab/><text:tab/><text:tab/> <text:span text:style-name="T38">No Change<text:tab/><text:tab/>OK<text:tab/><text:tab/>YES</text:span></text:p>
      <text:p text:style-name="P19"><text:tab/>6_Simple_division<text:tab/><text:tab/><text:tab/><text:tab/> <text:span text:style-name="T38">No Change<text:tab/><text:tab/>OK<text:tab/><text:tab/>YES</text:span></text:p>
      <text:p text:style-name="P19"><text:tab/>7_Screen_saver<text:tab/><text:tab/><text:tab/><text:tab/> <text:span text:style-name="T38">No Change<text:tab/><text:tab/>OK<text:tab/><text:tab/>YES</text:span></text:p>
      <text:p text:style-name="P17"><text:tab/>8_Integer_numbers<text:tab/><text:tab/><text:tab/><text:tab/> <text:span text:style-name="T38">No Change<text:tab/><text:tab/>OK<text:tab/><text:tab/>YES</text:span></text:p>
      <text:p text:style-name="P6"><text:tab/><text:tab/></text:p>
      <text:p text:style-name="P16"><text:tab/></text:p>
      <text:p text:style-name="P40">2_binary_and_bit_operations</text:p>
      <text:p text:style-name="P7"><text:tab/><text:span text:style-name="T2">0_Bitwise_logic<text:tab/><text:tab/><text:tab/><text:tab/> </text:span><text:span text:style-name="T32">updated<text:tab/><text:tab/></text:span><text:span text:style-name="T33">OK<text:tab/><text:tab/></text:span><text:span text:style-name="T34">YES</text:span></text:p>
      <text:p text:style-name="P20"><text:tab/>1_ones_processor<text:tab/><text:tab/><text:tab/><text:tab/> <text:span text:style-name="T26">updated<text:tab/><text:tab/></text:span><text:span text:style-name="T27">OK<text:tab/><text:tab/></text:span><text:span text:style-name="T31">YES</text:span></text:p>
      <text:p text:style-name="P20"><text:tab/>2_Shift_bits<text:tab/><text:tab/><text:tab/><text:tab/><text:tab/> <text:span text:style-name="T26">updated<text:tab/><text:tab/></text:span><text:span text:style-name="T28">OK<text:tab/><text:tab/></text:span><text:span text:style-name="T31">YES</text:span></text:p>
      <text:p text:style-name="P36"><text:tab/>3_Char_to_binary<text:tab/><text:tab/><text:tab/><text:tab/> <text:span text:style-name="T36">updated<text:tab/><text:tab/>OK<text:tab/><text:tab/>YES</text:span></text:p>
      <text:p text:style-name="P36"><text:soft-page-break/><text:tab/>4_SW_adder<text:tab/><text:tab/><text:span text:style-name="T43"><text:tab/><text:tab/><text:tab/>Compiled<text:tab/><text:tab/>OK<text:tab/><text:tab/>YES</text:span></text:p>
      <text:p text:style-name="P36"><text:tab/><text:span text:style-name="T44">5_SW_multiplication<text:tab/><text:tab/><text:tab/><text:tab/>Compiled<text:tab/><text:tab/>OK<text:tab/><text:tab/>YES</text:span></text:p>
      <text:p text:style-name="P37"><text:tab/><text:span text:style-name="T45">6_SW_division<text:tab/><text:tab/><text:tab/><text:tab/>Compiled<text:tab/><text:tab/>OK<text:tab/><text:tab/>YES</text:span></text:p>
      <text:p text:style-name="P36"/>
      <text:p text:style-name="P41">1_first_project_CP2102</text:p>
      <text:p text:style-name="P41"><text:span text:style-name="T2"><text:tab/></text:span><text:span text:style-name="T5">Examples 1-14<text:tab/><text:tab/><text:tab/><text:tab/>All updated<text:tab/><text:tab/></text:span><text:span text:style-name="T7">OK<text:tab/><text:tab/></text:span><text:span text:style-name="T12">OK</text:span></text:p>
      <text:p text:style-name="P36"/>
      <text:p text:style-name="P41">0_project_zero<text:span text:style-name="T2"><text:tab/><text:tab/><text:tab/><text:tab/><text:tab/></text:span></text:p>
      <text:p text:style-name="P41"><text:span text:style-name="T2"><text:tab/></text:span><text:span text:style-name="T6">Examples 1-11<text:tab/><text:tab/><text:tab/><text:tab/>No Change<text:tab/><text:tab/></text:span><text:span text:style-name="T8">OK<text:tab/><text:tab/></text:span><text:span text:style-name="T13">OK</text:span></text:p>
      <text:p text:style-name="P38"/>
      <text:p text:style-name="P38"/>
      <text:p text:style-name="P38"/>
      <text:p text:style-name="P43">Build CP2102 with UNO compiler</text:p>
      <text:p text:style-name="P43">Build PCB111000 with Nano 168 compiler</text:p>
      <text:p text:style-name="P44">Actually we can use the Nano 168 compiler for both sets of Proje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8-27T20:33:31.969000000</dc:date>
    <meta:editing-duration>P2DT22H8M50S</meta:editing-duration>
    <meta:editing-cycles>108</meta:editing-cycles>
    <meta:document-statistic meta:table-count="0" meta:image-count="0" meta:object-count="0" meta:page-count="3" meta:paragraph-count="93" meta:word-count="383" meta:character-count="3221" meta:non-whitespace-character-count="2485"/>
  </office:meta>
</office:document-meta>
</file>